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11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27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695cm"/>
    </style:style>
    <style:style style:name="gr4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5" style:family="graphic" style:parent-style-name="standard">
      <style:graphic-properties svg:stroke-color="#000000" draw:fill-color="#999999" draw:opacity="50%" draw:textarea-horizontal-align="justify" draw:textarea-vertical-align="middle" draw:auto-grow-height="false" fo:min-height="0.385cm" fo:min-width="2.167cm"/>
    </style:style>
    <style:style style:name="gr6" style:family="graphic" style:parent-style-name="standard">
      <style:graphic-properties draw:fill-color="#cccccc" draw:opacity="50%" draw:textarea-horizontal-align="justify" draw:textarea-vertical-align="middle" draw:auto-grow-height="false" fo:min-height="4.068cm" fo:min-width="1.278cm"/>
    </style:style>
    <style:style style:name="gr7" style:family="graphic" style:parent-style-name="standard">
      <style:graphic-properties svg:stroke-color="#000000" draw:fill-color="#999999" draw:opacity="50%" draw:textarea-horizontal-align="justify" draw:textarea-vertical-align="middle" draw:auto-grow-height="false" fo:min-height="0.385cm" fo:min-width="1.151cm"/>
    </style:style>
    <style:style style:name="gr8" style:family="graphic" style:parent-style-name="standard">
      <style:graphic-properties draw:fill-color="#b2b2b2" draw:opacity="50%" draw:textarea-horizontal-align="justify" draw:textarea-vertical-align="middle" draw:auto-grow-height="false" fo:min-height="4.068cm" fo:min-width="0.643cm"/>
    </style:style>
    <style:style style:name="gr9" style:family="graphic" style:parent-style-name="standard">
      <style:graphic-properties draw:fill-color="#808080" draw:textarea-horizontal-align="justify" draw:textarea-vertical-align="middle" draw:auto-grow-height="false" fo:min-height="0cm" fo:min-width="0.389cm"/>
    </style:style>
    <style:style style:name="gr10" style:family="graphic" style:parent-style-name="standard">
      <style:graphic-properties draw:fill-color="#808080" draw:textarea-horizontal-align="justify" draw:textarea-vertical-align="middle" draw:auto-grow-height="false" fo:min-height="0cm" fo:min-width="0.278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cm" fo:min-width="0.39cm"/>
    </style:style>
    <style:style style:name="gr12" style:family="graphic" style:parent-style-name="standard">
      <style:graphic-properties draw:fill-color="#666666" draw:textarea-horizontal-align="justify" draw:textarea-vertical-align="middle" draw:auto-grow-height="false" fo:min-height="0cm" fo:min-width="0.278cm"/>
    </style:style>
    <style:style style:name="gr13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0.766cm" fo:min-width="0.135cm"/>
    </style:style>
    <style:style style:name="P1" style:family="paragraph">
      <loext:graphic-properties draw:fill="none" draw:fill-color="#ffffff"/>
      <style:text-properties style:font-name="SimSun" fo:font-size="12pt" style:font-name-asian="SimSun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999999" draw:opacity="50%"/>
      <style:paragraph-properties fo:text-align="center"/>
      <style:text-properties style:font-name="SimSun" fo:font-size="9pt" style:font-name-asian="SimSun" style:font-size-asian="9pt" style:font-size-complex="9pt"/>
    </style:style>
    <style:style style:name="P5" style:family="paragraph">
      <loext:graphic-properties draw:fill-color="#cccccc" draw:opacity="50%"/>
      <style:paragraph-properties fo:text-align="center"/>
      <style:text-properties style:font-name="SimSun" fo:font-size="9pt" style:font-size-asian="9pt" style:font-size-complex="9pt"/>
    </style:style>
    <style:style style:name="P6" style:family="paragraph">
      <loext:graphic-properties draw:fill-color="#b2b2b2" draw:opacity="50%"/>
      <style:paragraph-properties fo:text-align="center"/>
      <style:text-properties style:font-name="SimSun" fo:font-size="10.5pt" style:font-name-asian="SimSun" style:font-size-asian="10.5pt" style:font-size-complex="10.5pt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loext:graphic-properties draw:fill-color="#ffffff" draw:opacity="50%"/>
      <style:paragraph-properties fo:text-align="center"/>
      <style:text-properties style:font-name="SimSun" fo:font-size="7.5pt" fo:font-weight="bold" style:font-size-asian="7.5pt" style:font-weight-asian="bold" style:font-size-complex="7.5pt" style:font-weight-complex="bold"/>
    </style:style>
    <style:style style:name="T1" style:family="text">
      <style:text-properties style:font-name="SimSun" fo:font-size="12pt" style:font-name-asian="SimSun" style:font-size-asian="12pt" style:font-size-complex="12pt"/>
    </style:style>
    <style:style style:name="T2" style:family="text">
      <style:text-properties style:font-name="SimSun" fo:font-size="9pt" style:font-name-asian="SimSun" style:font-size-asian="9pt" style:font-size-complex="9pt"/>
    </style:style>
    <style:style style:name="T3" style:family="text">
      <style:text-properties style:font-name="SimSun" fo:font-size="9pt" style:font-size-asian="9pt" style:font-size-complex="9pt"/>
    </style:style>
    <style:style style:name="T4" style:family="text">
      <style:text-properties style:font-name="SimSun" fo:font-size="10.5pt" style:font-name-asian="SimSun" style:font-size-asian="10.5pt" style:font-size-complex="10.5pt"/>
    </style:style>
    <style:style style:name="T5" style:family="text">
      <style:text-properties style:font-name="SimSun" fo:font-size="7.5pt" fo:font-weight="bold" style:font-size-asian="7.5pt" style:font-weight-asian="bold" style:font-size-complex="7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2.619cm" svg:height="0.674cm" svg:x="3.969cm" svg:y="4.136cm">
          <draw:text-box>
            <text:p><text:span text:style-name="T1">设备驱动层</text:span></text:p>
          </draw:text-box>
        </draw:frame>
        <draw:frame draw:style-name="gr2" draw:text-style-name="P1" draw:layer="layout" svg:width="1.772cm" svg:height="0.674cm" svg:x="7.604cm" svg:y="4.136cm">
          <draw:text-box>
            <text:p><text:span text:style-name="T1">核心层</text:span></text:p>
          </draw:text-box>
        </draw:frame>
        <draw:frame draw:style-name="gr2" draw:text-style-name="P1" draw:layer="layout" svg:width="1.772cm" svg:height="0.674cm" svg:x="10.271cm" svg:y="4.136cm">
          <draw:text-box>
            <text:p><text:span text:style-name="T1">事件层</text:span></text:p>
          </draw:text-box>
        </draw:frame>
        <draw:frame draw:style-name="gr3" draw:text-style-name="P1" draw:layer="layout" svg:width="2.195cm" svg:height="0.674cm" svg:x="12.394cm" svg:y="4.136cm">
          <draw:text-box>
            <text:p><text:span text:style-name="T1">用户空间</text:span></text:p>
          </draw:text-box>
        </draw:frame>
        <draw:line draw:style-name="gr4" draw:text-style-name="P2" draw:layer="layout" svg:x1="7.096cm" svg:y1="3.794cm" svg:x2="7.096cm" svg:y2="9.382cm">
          <text:p/>
        </draw:line>
        <draw:line draw:style-name="gr4" draw:text-style-name="P2" draw:layer="layout" svg:x1="9.89cm" svg:y1="3.794cm" svg:x2="9.89cm" svg:y2="9.255cm">
          <text:p/>
        </draw:line>
        <draw:line draw:style-name="gr4" draw:text-style-name="P2" draw:layer="layout" svg:x1="12.43cm" svg:y1="3.794cm" svg:x2="12.43cm" svg:y2="9.255cm">
          <text:p/>
        </draw:line>
        <draw:custom-shape draw:style-name="gr5" draw:text-style-name="P4" draw:layer="layout" svg:width="2.667cm" svg:height="0.635cm" svg:x="3.921cm" svg:y="5.191cm">
          <text:p text:style-name="P3"><text:span text:style-name="T2">触摸屏</text:span></text:p>
          <text:p text:style-name="P3"><text:span text:style-name="T2">Input</text:span><text:span text:style-name="T2">设备驱动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667cm" svg:height="0.635cm" svg:x="3.921cm" svg:y="6.207cm">
          <text:p text:style-name="P3"><text:span text:style-name="T2">鼠标</text:span></text:p>
          <text:p text:style-name="P3"><text:span text:style-name="T2">Input</text:span><text:span text:style-name="T2">设备驱动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667cm" svg:height="0.635cm" svg:x="3.921cm" svg:y="8.366cm">
          <text:p text:style-name="P3"><text:span text:style-name="T2">键盘</text:span></text:p>
          <text:p text:style-name="P3"><text:span text:style-name="T2">Input</text:span><text:span text:style-name="T2">设备驱动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778cm" svg:height="4.318cm" svg:x="7.604cm" svg:y="4.937cm">
          <text:p text:style-name="P3"><text:span text:style-name="T3">Input</text:span></text:p>
          <text:p text:style-name="P3"><text:span text:style-name="T3">Cor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51cm" svg:height="0.635cm" svg:x="10.392cm" svg:y="5.191cm">
          <text:p text:style-name="P3"><text:span text:style-name="T2">TS</text:span></text:p>
          <text:p text:style-name="P3"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51cm" svg:height="0.635cm" svg:x="10.392cm" svg:y="6.207cm">
          <text:p text:style-name="P3"><text:span text:style-name="T2">Mouse</text:span></text:p>
          <text:p text:style-name="P3"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51cm" svg:height="0.635cm" svg:x="10.392cm" svg:y="8.366cm">
          <text:p text:style-name="P3"><text:span text:style-name="T2">Keyboard</text:span></text:p>
          <text:p text:style-name="P3"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143cm" svg:height="4.318cm" svg:x="12.938cm" svg:y="4.937cm">
          <text:p text:style-name="P3"><text:span text:style-name="T4">设</text:span></text:p>
          <text:p text:style-name="P3"><text:span text:style-name="T4">备</text:span></text:p>
          <text:p text:style-name="P3"><text:span text:style-name="T4">节</text:span></text:p>
          <text:p text:style-name="P3"><text:span text:style-name="T4">点</text:span></text:p>
          <text:p text:style-name="P3"><text:span text:style-name="T4">访</text:span></text:p>
          <text:p text:style-name="P3"><text:span text:style-name="T4">问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16cm" svg:height="0.127cm" svg:x="6.588cm" svg:y="5.1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016cm" svg:height="0.127cm" svg:x="9.382cm" svg:y="5.1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0.889cm" svg:height="0.127cm" svg:x="12.049cm" svg:y="5.1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016cm" svg:height="0.127cm" svg:x="6.588cm" svg:y="6.2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016cm" svg:height="0.127cm" svg:x="9.382cm" svg:y="6.2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0.889cm" svg:height="0.127cm" svg:x="12.049cm" svg:y="6.2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016cm" svg:height="0.127cm" svg:x="6.588cm" svg:y="8.3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016cm" svg:height="0.127cm" svg:x="9.382cm" svg:y="8.3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0.889cm" svg:height="0.127cm" svg:x="12.049cm" svg:y="8.3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.016cm" svg:height="0.127cm" svg:x="6.588cm" svg:y="5.6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.016cm" svg:height="0.127cm" svg:x="9.382cm" svg:y="5.6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0.889cm" svg:height="0.127cm" svg:x="12.049cm" svg:y="5.6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.016cm" svg:height="0.127cm" svg:x="6.588cm" svg:y="6.7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.016cm" svg:height="0.127cm" svg:x="9.382cm" svg:y="6.7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0.889cm" svg:height="0.127cm" svg:x="12.049cm" svg:y="6.7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.016cm" svg:height="0.127cm" svg:x="6.588cm" svg:y="8.87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.016cm" svg:height="0.127cm" svg:x="9.382cm" svg:y="8.87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0.889cm" svg:height="0.127cm" svg:x="12.049cm" svg:y="8.87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0.635cm" svg:height="1.016cm" svg:x="4.937cm" svg:y="7.096cm">
          <text:p text:style-name="P3"><text:span text:style-name="T5">.</text:span></text:p>
          <text:p text:style-name="P3"><text:span text:style-name="T5">.</text:span></text:p>
          <text:p text:style-name="P3"><text:span text:style-name="T5">.</text:span></text:p>
          <text:p text:style-name="P3"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635cm" svg:height="1.016cm" svg:x="10.906cm" svg:y="7.096cm">
          <text:p text:style-name="P3"><text:span text:style-name="T5">.</text:span></text:p>
          <text:p text:style-name="P3"><text:span text:style-name="T5">.</text:span></text:p>
          <text:p text:style-name="P3"><text:span text:style-name="T5">.</text:span></text:p>
          <text:p text:style-name="P3"><text:span text:style-name="T5">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2T23:11:50.595407209</meta:creation-date>
    <dc:date>2020-03-23T19:47:26.836590292</dc:date>
    <meta:editing-duration>PT13M36S</meta:editing-duration>
    <meta:editing-cycles>3</meta:editing-cycles>
    <meta:generator>LibreOffice/6.0.7.3$Linux_X86_64 LibreOffice_project/00m0$Build-3</meta:generator>
    <meta:document-statistic meta:object-count="35"/>
  </office:meta>
</office:document-meta>
</file>